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868b4"/>
    </style:style>
    <style:style style:name="T1" style:family="text">
      <style:text-properties officeooo:rsid="001868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ese pages contain the documentation library for Oracle Developer Suite 10g. The documentation is available in both HTML and PDF formats. Documentation is also available on the Oracle Technology Network at http://www.oracle.com/technology/products/i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24T20:29:54</meta:creation-date>
    <meta:document-statistic meta:table-count="0" meta:image-count="0" meta:object-count="0" meta:page-count="1" meta:paragraph-count="1" meta:word-count="32" meta:character-count="254"/>
    <dc:date>2010-10-24T20:30:32</dc:date>
    <meta:editing-duration>PT00H00M40S</meta:editing-duration>
    <meta:editing-cycles>1</meta:editing-cycles>
    <meta:generator>OpenOffice.org/3.2$Linux OpenOffice.org_project/320m19$Build-9505</meta:generator>
  </office:meta>
</office:document-meta>
</file>